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4da2" officeooo:paragraph-rsid="00044da2"/>
    </style:style>
    <style:style style:name="P2" style:family="paragraph" style:parent-style-name="Standard">
      <style:text-properties officeooo:rsid="00045f38" officeooo:paragraph-rsid="00045f38"/>
    </style:style>
    <style:style style:name="P3" style:family="paragraph" style:parent-style-name="Standard">
      <style:text-properties officeooo:rsid="00055440" officeooo:paragraph-rsid="00055440"/>
    </style:style>
    <style:style style:name="P4" style:family="paragraph" style:parent-style-name="Standard">
      <style:text-properties officeooo:rsid="0005d3d6" officeooo:paragraph-rsid="0005d3d6"/>
    </style:style>
    <style:style style:name="P5" style:family="paragraph" style:parent-style-name="Standard">
      <style:text-properties officeooo:rsid="0007c135" officeooo:paragraph-rsid="00092d59"/>
    </style:style>
    <style:style style:name="P6" style:family="paragraph" style:parent-style-name="Standard">
      <style:text-properties officeooo:rsid="00092d59" officeooo:paragraph-rsid="00092d59"/>
    </style:style>
    <style:style style:name="P7" style:family="paragraph" style:parent-style-name="Standard">
      <style:text-properties officeooo:rsid="00092d59" officeooo:paragraph-rsid="00092d59"/>
    </style:style>
    <style:style style:name="P8" style:family="paragraph" style:parent-style-name="Standard">
      <style:text-properties officeooo:rsid="00092d59" officeooo:paragraph-rsid="000bae7b"/>
    </style:style>
    <style:style style:name="P9" style:family="paragraph" style:parent-style-name="Standard">
      <style:text-properties officeooo:rsid="00092d59" officeooo:paragraph-rsid="000becbf"/>
    </style:style>
    <style:style style:name="T1" style:family="text">
      <style:text-properties officeooo:rsid="00045f38"/>
    </style:style>
    <style:style style:name="T2" style:family="text">
      <style:text-properties officeooo:rsid="0007c135"/>
    </style:style>
    <style:style style:name="T3" style:family="text">
      <style:text-properties officeooo:rsid="00092d59"/>
    </style:style>
    <style:style style:name="T4" style:family="text">
      <style:text-properties officeooo:rsid="000bae7b"/>
    </style:style>
    <style:style style:name="T5" style:family="text">
      <style:text-properties officeooo:rsid="000bec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6 Questions</text:p>
      <text:p text:style-name="P1"/>
      <text:p text:style-name="P1">1) <text:span text:style-name="T1">There are two bugs</text:span></text:p>
      <text:p text:style-name="P2">2) One of the bugs is that in line 14 and 15, the immediate should be 4 because all the addresses are offest by 4. <text:span text:style-name="T3">The other is that the loop is going one too far, so a line should be added after the next element is loaded to check whether it is 0, and if it is the loop will break.</text:span></text:p>
      <text:p text:style-name="P2">3) To find the bugs I stepped through the program to try and figure out <text:span text:style-name="T5">why the loop was going too far.</text:span></text:p>
      <text:p text:style-name="P3">4) <text:span text:style-name="T2">source is stored in $9</text:span></text:p>
      <text:p text:style-name="P4">5) <text:span text:style-name="T2">dest is stored in $10</text:span></text:p>
      <text:p text:style-name="P4">6) <text:span text:style-name="T2">The pointers are loaded in line 28, “la $9, source” and line 33, “la $10, dest”</text:span></text:p>
      <text:p text:style-name="P5">7) Line <text:span text:style-name="T3">34, $L6</text:span></text:p>
      <text:p text:style-name="P6">8) <text:tab/><text:span text:style-name="T4">Instruction: addu $8, $8, 1</text:span></text:p>
      <text:p text:style-name="P8"><text:tab/><text:span text:style-name="T4">Purpose: Adds one to the value in $8</text:span></text:p>
      <text:p text:style-name="P8"><text:tab/><text:span text:style-name="T4">Corresponding C: x = x + 1</text:span></text:p>
      <text:p text:style-name="P8"/>
      <text:p text:style-name="P9"><text:tab/><text:span text:style-name="T4">Instruction: sll $3, $8, 2</text:span></text:p>
      <text:p text:style-name="P9"><text:tab/><text:span text:style-name="T4">Purpose: Moves the bits in $8 to the left by two, which multiplies it by 4, and stores that number in <text:tab/>$3.</text:span></text:p>
      <text:p text:style-name="P8"><text:tab/><text:span text:style-name="T4">Corresponding C:</text:span></text:p>
      <text:p text:style-name="P8"/>
      <text:p text:style-name="P8"><text:tab/><text:span text:style-name="T4">Instruction: addu $5, $7, $9</text:span></text:p>
      <text:p text:style-name="P8"><text:tab/><text:span text:style-name="T4">Purpose: Adds $7 and $9 and stores it in $5</text:span></text:p>
      <text:p text:style-name="P8"><text:tab/><text:span text:style-name="T4">Corresponding C: x = y + z</text:span></text:p>
      <text:p text:style-name="P8"/>
      <text:p text:style-name="P8"><text:tab/><text:span text:style-name="T4">Instruction: addu $2, $3, $9</text:span></text:p>
      <text:p text:style-name="P8"><text:tab/><text:span text:style-name="T4">Purpose: Adds $3 and $9 and stores it in $2</text:span></text:p>
      <text:p text:style-name="P8"><text:tab/><text:span text:style-name="T4">Corresponding C: x = y + z</text:span></text:p>
      <text:p text:style-name="P8"/>
      <text:p text:style-name="P8"><text:tab/><text:span text:style-name="T4">Instruction: addu $6, $7, $10</text:span></text:p>
      <text:p text:style-name="P8"><text:tab/><text:span text:style-name="T4">Purpose: Adds $7 and $10 and stores it in $6</text:span></text:p>
      <text:p text:style-name="P8"><text:tab/><text:span text:style-name="T4">Corresponding C: x = y + z</text:span></text:p>
      <text:p text:style-name="P8"/>
      <text:p text:style-name="P8"><text:tab/><text:span text:style-name="T4">Instruction: lw $4, 0($2)</text:span></text:p>
      <text:p text:style-name="P8"><text:tab/><text:span text:style-name="T4">Purpose: Loads the value of $2 into $4</text:span></text:p>
      <text:p text:style-name="P8"><text:tab/><text:span text:style-name="T4">Corresponding C: x = y (where x is $4 and y is $2)</text:span></text:p>
      <text:p text:style-name="P8"/>
      <text:p text:style-name="P8"><text:tab/><text:span text:style-name="T4">Instruction: move $7, $3</text:span></text:p>
      <text:p text:style-name="P8"><text:tab/><text:span text:style-name="T4">Purpose: Copies the value in $3 to $7</text:span></text:p>
      <text:p text:style-name="P8"><text:tab/><text:span text:style-name="T4">Corresponding C: x = y (where x is $7 and y is $3)</text:span></text:p>
      <text:p text:style-name="P8"/>
      <text:p text:style-name="P8"><text:tab/><text:span text:style-name="T4">Instruction: lw $3, 0($5)</text:span></text:p>
      <text:p text:style-name="P8"><text:tab/><text:span text:style-name="T4">Purpose: Loads the value of $5 into $3</text:span></text:p>
      <text:p text:style-name="P8"><text:tab/><text:span text:style-name="T4">Corresponding C: x = y (where x is $3 and y is $5)</text:span></text:p>
      <text:p text:style-name="P8"/>
      <text:p text:style-name="P8"><text:tab/><text:span text:style-name="T4">Instruction: sw $3, 0($6)</text:span></text:p>
      <text:p text:style-name="P8"><text:tab/><text:span text:style-name="T4">Purpose: Stores the value of $3 into $6</text:span></text:p>
      <text:p text:style-name="P8"><text:tab/><text:span text:style-name="T4">Corresponding C: x = y (where x is $6 and y is $3)</text:span></text:p>
      <text:p text:style-name="P8"/>
      <text:p text:style-name="P8"><text:tab/><text:span text:style-name="T4">Instruction: bne $4, $0, $L6</text:span></text:p>
      <text:p text:style-name="P8"><text:soft-page-break/><text:tab/><text:span text:style-name="T4">Purpose: Jumps to label $L6 if the value in $4 is not equal to 0</text:span></text:p>
      <text:p text:style-name="P8"><text:tab/><text:span text:style-name="T4">Corresponding C: The loop at $L6 is similar to a while loop that only runs while the next number </text:span></text:p>
      <text:p text:style-name="P8"><text:tab/><text:span text:style-name="T5">is not 0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0:47:59.807474863</meta:creation-date>
    <meta:generator>LibreOffice/5.1.6.2$Linux_X86_64 LibreOffice_project/10m0$Build-2</meta:generator>
    <dc:date>2018-10-19T23:28:09.242326248</dc:date>
    <meta:editing-duration>PT13M49S</meta:editing-duration>
    <meta:editing-cycles>3</meta:editing-cycles>
    <meta:document-statistic meta:table-count="0" meta:image-count="0" meta:object-count="0" meta:page-count="2" meta:paragraph-count="39" meta:word-count="383" meta:character-count="1780" meta:non-whitespace-character-count="1403"/>
  </office:meta>
</office:document-meta>
</file>